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ize="28pt" style:font-size-asian="28pt" style:font-size-complex="28pt"/>
    </style:style>
    <style:style style:name="T3" style:parent-style-name="Policepardéfaut" style:family="text">
      <style:text-properties fo:font-weight="bold" style:font-weight-asian="bold" fo:font-size="28pt" style:font-size-asian="28pt" style:font-size-complex="28pt"/>
    </style:style>
    <style:style style:name="P4" style:parent-style-name="Normal" style:family="paragraph">
      <style:text-properties fo:font-size="28pt" style:font-size-asian="28pt" style:font-size-complex="28pt"/>
    </style:style>
    <style:style style:name="P5" style:parent-style-name="Normal" style:family="paragraph">
      <style:text-properties fo:font-weight="bold" style:font-weight-asian="bold" fo:font-size="12pt" style:font-size-asian="12pt" style:font-size-complex="12pt"/>
    </style:style>
    <style:style style:name="T6" style:parent-style-name="Policepardéfaut" style:family="text">
      <style:text-properties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<text:span text:style-name="T2"><text:s text:c="17"/></text:span><text:span text:style-name="T3">Livraison Beezyweb</text:span></text:p>
      <text:p text:style-name="P4"/>
      <text:p text:style-name="P5">Version 1.0</text:p>
      <text:p text:style-name="Normal"><text:span text:style-name="T6">Version 2.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umia Joel</meta:initial-creator>
    <dc:creator>Noumia Joel</dc:creator>
    <meta:creation-date>2020-09-23T09:30:00Z</meta:creation-date>
    <dc:date>2020-09-23T09:32:00Z</dc:date>
    <meta:template xlink:href="Normal.dotm" xlink:type="simple"/>
    <meta:editing-cycles>1</meta:editing-cycles>
    <meta:editing-duration>PT120S</meta:editing-duration>
    <meta:document-statistic meta:page-count="1" meta:paragraph-count="1" meta:word-count="9" meta:character-count="60" meta:row-count="1" meta:non-whitespace-character-count="52"/>
  </office:meta>
</office:document-meta>
</file>